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1" fo:font-size="10pt" officeooo:paragraph-rsid="0029f397" style:font-size-asian="10pt" style:font-size-complex="10pt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0a9a5" style:font-size-asian="10.5pt" style:font-size-complex="10.5pt"/>
    </style:style>
    <style:style style:name="P5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6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1" fo:font-size="9pt" fo:font-weight="normal" officeooo:paragraph-rsid="002b6dba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Arial1" fo:font-size="10pt" officeooo:rsid="002ab52c" officeooo:paragraph-rsid="002ab52c" fo:background-color="#fff200" style:font-size-asian="10pt" style:font-size-complex="10pt"/>
    </style:style>
    <style:style style:name="P10" style:family="paragraph" style:parent-style-name="UrbanTitle2">
      <style:text-properties style:font-name="Arial1" fo:font-size="10pt" style:text-underline-style="solid" style:text-underline-width="auto" style:text-underline-color="font-color" fo:font-weight="bold" officeooo:paragraph-rsid="0029f397" style:font-size-asian="10pt" style:font-weight-asian="bold" style:font-size-complex="10pt" style:font-weight-complex="bold"/>
    </style:style>
    <style:style style:name="P11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24f5d" style:font-size-asian="10.5pt" style:font-weight-asian="bold" style:font-size-complex="10.5pt" style:font-weight-complex="bold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a6f7e"/>
    </style:style>
    <style:style style:name="T11" style:family="text">
      <style:text-properties fo:color="#ce181e" officeooo:rsid="002ab52c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officeooo:rsid="0034fa30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41cm"><text:p text:style-name="P1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><draw:frame draw:style-name="fr2" draw:name="Cadre1" text:anchor-type="paragraph" svg:x="7.77cm" svg:y="0.24cm" svg:width="7.631cm" svg:height="3.237cm" draw:z-index="0"><draw:text-box><text:p text:style-name="P2">DGO4 - Direction générale opérationnelle </text:p><text:p text:style-name="P2">Aménagement du Territoire, Logement, Patrimoine et Énergie</text:p><text:p text:style-name="P2"><text:span text:style-name="T11">NOM</text:span> - Fonctionnaire Délégué</text:p><text:p text:style-name="P9">ADRESSE</text:p><text:p text:style-name="P9"/><text:p text:style-name="P10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>Transmis <text:span text:style-name="T13">d'une demande de permis unique</text:span></text:p>
      <text:p text:style-name="P13"/>
      <text:p text:style-name="P7"/>
      <text:p text:style-name="P8">Agent traitant : 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/text:p>
      <text:p text:style-name="P11"><text:span text:style-name="T5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</text:span><text:span text:style-name="T5">Import depuis reference.odt</text:span></text:p>
      <text:p text:style-name="P6"/>
      <text:p text:style-name="P3"><office:annotation><dc:creator>Gauthier Bastien</dc:creator><dc:date>2011-02-16T16:12:24</dc:date><text:p text:style-name="P14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3">M<text:span text:style-name="T9">onsieur le Fonctionnaire délégué</text:span>,</text:p>
      <text:p text:style-name="P3"/>
      <text:p text:style-name="P5">Conformément au prescrit <text:span text:style-name="T7">du Code de l'Environnement</text:span>, nous vous prions de trouver, sous ce pli, <text:span text:style-name="T9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<office:annotation><dc:creator>Gauthier Bastien</dc:creator><dc:date>2011-03-23T11:30:12</dc:date><text:p text:style-name="P14"><text:span text:style-name="T14">do text if self.getIsInSubdivision()</text:span></text:p></office:annotation>Cette parcelle <text:span text:style-name="T4">est</text:span> située dans un <text:span text:style-name="T10">permis d’urbanisation</text:span>.</text:p>
      <text:p text:style-name="P3"><office:annotation><dc:creator>Gauthier Bastien</dc:creator><dc:date>2011-03-23T11:43:01</dc:date><text:p text:style-name="P14"><text:span text:style-name="T15">do text if not self.getIsInSubdivision()</text:span></text:p></office:annotation>Cette parcelle <text:span text:style-name="T4">n'est pas</text:span> située dans un <text:span text:style-name="T10">permis d’urbanisation</text:span>.</text:p>
      <text:p text:style-name="P3"/>
      <text:p text:style-name="P3">Nous vous en souhaitons bonne réception et nous vous prions d'agréer, M<text:span text:style-name="T9">onsieur le Fonctionnaire délégué</text:span>, nos salutations distinguées.</text:p>
      <text:p text:style-name="P3"/>
      <text:p text:style-name="P3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0:52:41.284288771</dc:date>
    <dc:language>fr-FR</dc:language>
    <meta:editing-cycles>112</meta:editing-cycles>
    <meta:editing-duration>P1DT9H21M38S</meta:editing-duration>
    <dc:creator>bleybaert</dc:creator>
    <meta:document-statistic meta:table-count="0" meta:image-count="0" meta:object-count="0" meta:page-count="1" meta:paragraph-count="20" meta:word-count="152" meta:character-count="1211" meta:non-whitespace-character-count="1102"/>
    <meta:user-defined meta:name="Info 1"/>
    <meta:user-defined meta:name="Info 2"/>
    <meta:user-defined meta:name="Info 3"/>
    <meta:user-defined meta:name="Info 4"/>
  </office:meta>
</office:document-meta>
</file>